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stem-ui" svg:font-family="system-u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5b45" officeooo:paragraph-rsid="001d5b4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officeooo:rsid="001d5b45" officeooo:paragraph-rsid="001d5b45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fe4bc" officeooo:paragraph-rsid="001d5b45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224410" officeooo:paragraph-rsid="001d5b45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none" fo:font-weight="normal" officeooo:rsid="00200952" officeooo:paragraph-rsid="001d5b45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text-properties fo:font-size="13pt" style:text-underline-style="none" fo:font-weight="normal" officeooo:rsid="001fe4bc" officeooo:paragraph-rsid="001d5b45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text-properties fo:font-size="13pt" style:text-underline-style="none" fo:font-weight="normal" officeooo:rsid="00200952" officeooo:paragraph-rsid="001d5b45" style:font-size-asian="13pt" style:font-weight-asian="normal" style:font-size-complex="13pt" style:font-weight-complex="normal"/>
    </style:style>
    <style:style style:name="P8" style:family="paragraph" style:parent-style-name="Standard" style:list-style-name="L2">
      <style:text-properties fo:font-size="13pt" style:text-underline-style="none" fo:font-weight="normal" officeooo:rsid="00200952" officeooo:paragraph-rsid="001d5b45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text-properties fo:font-size="13pt" style:text-underline-style="none" fo:font-weight="normal" officeooo:rsid="0020a868" officeooo:paragraph-rsid="001d5b45" style:font-size-asian="13pt" style:font-weight-asian="normal" style:font-size-complex="13pt" style:font-weight-complex="normal"/>
    </style:style>
    <style:style style:name="P10" style:family="paragraph" style:parent-style-name="Standard" style:list-style-name="L3">
      <style:text-properties fo:font-size="13pt" style:text-underline-style="none" fo:font-weight="normal" officeooo:rsid="0023893a" officeooo:paragraph-rsid="001d5b4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835b21" style:font-name="system-ui" fo:font-size="13pt" fo:letter-spacing="normal" fo:font-style="normal" style:text-underline-style="solid" style:text-underline-width="auto" style:text-underline-color="font-color" fo:font-weight="bold" officeooo:rsid="00224410" officeooo:paragraph-rsid="001f96f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f96f1" officeooo:paragraph-rsid="001f96f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fb4d7" officeooo:paragraph-rsid="001fb4d7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0edac" officeooo:paragraph-rsid="0020edac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officeooo:rsid="00291b4e" officeooo:paragraph-rsid="00291b4e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fb4d7" officeooo:paragraph-rsid="001fb4d7" style:font-size-asian="13pt" style:font-weight-asian="normal" style:font-size-complex="13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0edac" officeooo:paragraph-rsid="0020edac" style:font-size-asian="13pt" style:font-weight-asian="normal" style:font-size-complex="13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63775" officeooo:paragraph-rsid="00263775" style:font-size-asian="13pt" style:font-weight-asian="normal" style:font-size-complex="13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officeooo:paragraph-rsid="0021df0a"/>
    </style:style>
    <style:style style:name="P20" style:family="paragraph" style:parent-style-name="Standard" style:list-style-name="L8">
      <style:paragraph-properties fo:text-align="start" style:justify-single-word="false"/>
      <style:text-properties officeooo:rsid="0021df0a" officeooo:paragraph-rsid="0021df0a"/>
    </style:style>
    <style:style style:name="P21" style:family="paragraph" style:parent-style-name="Standard" style:list-style-name="L9">
      <style:paragraph-properties fo:text-align="start" style:justify-single-word="false"/>
      <style:text-properties style:text-underline-style="solid" style:text-underline-width="auto" style:text-underline-color="font-color" officeooo:rsid="002426a2" officeooo:paragraph-rsid="002426a2"/>
    </style:style>
    <style:style style:name="P22" style:family="paragraph" style:parent-style-name="Standard" style:list-style-name="L9">
      <style:paragraph-properties fo:text-align="start" style:justify-single-word="false"/>
      <style:text-properties style:text-underline-style="solid" style:text-underline-width="auto" style:text-underline-color="font-color" officeooo:rsid="00247afc" officeooo:paragraph-rsid="00247afc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7afc" officeooo:paragraph-rsid="00247afc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5dc0e" officeooo:paragraph-rsid="0025dc0e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19769" officeooo:paragraph-rsid="00319769"/>
    </style:style>
    <style:style style:name="P26" style:family="paragraph" style:parent-style-name="Standard" style:list-style-name="L11">
      <style:paragraph-properties fo:text-align="start" style:justify-single-word="false"/>
      <style:text-properties officeooo:rsid="00291b4e" officeooo:paragraph-rsid="00291b4e"/>
    </style:style>
    <style:style style:name="P27" style:family="paragraph" style:parent-style-name="Standard">
      <style:paragraph-properties fo:text-align="start" style:justify-single-word="false"/>
      <style:text-properties officeooo:rsid="00291b4e" officeooo:paragraph-rsid="00291b4e"/>
    </style:style>
    <style:style style:name="P28" style:family="paragraph" style:parent-style-name="Standard" style:list-style-name="L12">
      <style:paragraph-properties fo:text-align="start" style:justify-single-word="false"/>
      <style:text-properties officeooo:rsid="002cf56c" officeooo:paragraph-rsid="002cf56c"/>
    </style:style>
    <style:style style:name="P29" style:family="paragraph" style:parent-style-name="Standard">
      <style:paragraph-properties fo:text-align="start" style:justify-single-word="false"/>
      <style:text-properties officeooo:rsid="002cf56c" officeooo:paragraph-rsid="002cf56c"/>
    </style:style>
    <style:style style:name="P30" style:family="paragraph" style:parent-style-name="Standard" style:list-style-name="L12">
      <style:paragraph-properties fo:text-align="start" style:justify-single-word="false"/>
      <style:text-properties officeooo:rsid="002fb8c4" officeooo:paragraph-rsid="002fb8c4"/>
    </style:style>
    <style:style style:name="P31" style:family="paragraph" style:parent-style-name="Standard" style:list-style-name="L12">
      <style:paragraph-properties fo:text-align="start" style:justify-single-word="false"/>
      <style:text-properties officeooo:rsid="00319769" officeooo:paragraph-rsid="00319769"/>
    </style:style>
    <style:style style:name="T1" style:family="text">
      <style:text-properties officeooo:rsid="0020a868"/>
    </style:style>
    <style:style style:name="T2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1df0a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47afc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5a336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fb4d7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bce70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officeooo:rsid="0021df0a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fo:font-weight="normal" officeooo:rsid="00247afc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fo:font-weight="normal" officeooo:rsid="0025a336" style:font-size-asian="13pt" style:font-weight-asian="normal" style:font-size-complex="13pt" style:font-weight-complex="normal"/>
    </style:style>
    <style:style style:name="T12" style:family="text">
      <style:text-properties officeooo:rsid="0021df0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bce70"/>
    </style:style>
    <style:style style:name="T16" style:family="text">
      <style:text-properties officeooo:rsid="0027b978"/>
    </style:style>
    <style:style style:name="T17" style:family="text">
      <style:text-properties officeooo:rsid="0027d3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1</text:p>
      <text:p text:style-name="P2"/>
      <text:p text:style-name="P3">HASH TABLE</text:p>
      <text:p text:style-name="P3"/>
      <text:list xml:id="list236259266554300773" text:style-name="L1">
        <text:list-item>
          <text:p text:style-name="P6">data structure that maps key to values</text:p>
        </text:list-item>
        <text:list-item>
          <text:p text:style-name="P6">hash function <text:s text:c="2"/>(key and value)</text:p>
        </text:list-item>
        <text:list-item>
          <text:p text:style-name="P6">key can be any data type</text:p>
        </text:list-item>
        <text:list-item>
          <text:p text:style-name="P6">compute the hash code from the key → calculate the index from the hash code (eg: hash code % array length) → insert/search </text:p>
        </text:list-item>
        <text:list-item>
          <text:p text:style-name="P6">if case collision is high, worst case run time is O(N)</text:p>
        </text:list-item>
        <text:list-item>
          <text:p text:style-name="P6">when low, it is O(1)</text:p>
        </text:list-item>
        <text:list-item>
          <text:p text:style-name="P7">we can implement using binary search tree, where it is O(log N)</text:p>
        </text:list-item>
      </text:list>
      <text:p text:style-name="P5"/>
      <text:p text:style-name="P5"/>
      <text:p text:style-name="P3">ArrayList</text:p>
      <text:p text:style-name="P3"/>
      <text:list xml:id="list8315076698506346274" text:style-name="L2">
        <text:list-item>
          <text:p text:style-name="P8">automatically re sizable ( dynamic resizing )→<text:span text:style-name="T1"> which reduces the performance</text:span></text:p>
        </text:list-item>
        <text:list-item>
          <text:p text:style-name="P9">add()</text:p>
        </text:list-item>
      </text:list>
      <text:p text:style-name="P5"/>
      <text:p text:style-name="P4">String Builder</text:p>
      <text:p text:style-name="P4"/>
      <text:list xml:id="list8711546183188853911" text:style-name="L3">
        <text:list-item>
          <text:p text:style-name="P10">resizable array of all strings →copies back to string only when necessary</text:p>
        </text:list-item>
        <text:list-item>
          <text:p text:style-name="P10">append()</text:p>
        </text:list-item>
        <text:list-item>
          <text:p text:style-name="P10">toString()</text:p>
        </text:list-item>
      </text:list>
      <text:p text:style-name="P11"/>
      <text:p text:style-name="P12">Linked List</text:p>
      <text:p text:style-name="P12"/>
      <text:p text:style-name="P12"/>
      <text:p text:style-name="P12"/>
      <text:p text:style-name="P13">STACK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text:span text:style-name="T14"><text:tab/><text:tab/><text:tab/><text:tab/><text:tab/></text:span>TREE</text:p>
      <text:list xml:id="list898355149445475954" text:style-name="L7">
        <text:list-item>
          <text:p text:style-name="P17">tree cannot contain cycles</text:p>
        </text:list-item>
        <text:list-item>
          <text:p text:style-name="P17"><text:span text:style-name="T13">binary tree</text:span> has atmost 2 children</text:p>
        </text:list-item>
        <text:list-item>
          <text:p text:style-name="P17"><text:span text:style-name="T13">binary search tree</text:span> is a binary tree where the left node is smaller <text:span text:style-name="T12">or equal to</text:span> the root and right is greater than root.</text:p>
        </text:list-item>
        <text:list-item>
          <text:p text:style-name="P19"><text:span text:style-name="T8">Balanced tree</text:span><text:span text:style-name="T3"> : the diff of height btw the left and right is not more than 1(left and right subtree are balanced).</text:span></text:p>
        </text:list-item>
      </text:list>
      <text:list xml:id="list6120305977944344806" text:style-name="L8">
        <text:list-item>
          <text:p text:style-name="P20"><text:span text:style-name="T2">red black tree</text:span></text:p>
        </text:list-item>
        <text:list-item>
          <text:p text:style-name="P20"><text:span text:style-name="T2">AVL tree</text:span></text:p>
        </text:list-item>
      </text:list>
      <text:list xml:id="list2770263821540815627" text:style-name="L9">
        <text:list-item>
          <text:p text:style-name="P21"><text:span text:style-name="T9">Complete binary tree:</text:span><text:span text:style-name="T2"> <text:s/>a binary tree in which every level of the tree is fully filled, except the last level. They are filled from left to right.</text:span></text:p>
        </text:list-item>
        <text:list-item>
          <text:p text:style-name="P21"><text:span text:style-name="T10">Full Binary tree</text:span><text:span text:style-name="T2"> : </text:span><text:span text:style-name="T4">All the nodes have either zero or 2 children</text:span></text:p>
        </text:list-item>
        <text:list-item>
          <text:p text:style-name="P22"><text:span text:style-name="T9">Perfect binary tree:</text:span><text:span text:style-name="T2"> </text:span><text:span text:style-name="T5">full+ complete <text:s text:c="3"/>2^k-1 nodes; k-no of levels</text:span></text:p>
        </text:list-item>
      </text:list>
      <text:p text:style-name="P23"><text:span text:style-name="T5"/></text:p>
      <text:p text:style-name="P23"><text:span text:style-name="T5"/></text:p>
      <text:p text:style-name="P24"><text:span text:style-name="T11">B</text:span><text:span text:style-name="T9">inary Tree Traversal</text:span></text:p>
      <text:list xml:id="list6350665232219870002" text:style-name="L10">
        <text:list-item>
          <text:p text:style-name="P18">In-order : <text:s text:c="4"/><text:span text:style-name="T16">left-root-right</text:span></text:p>
        </text:list-item>
        <text:list-item>
          <text:p text:style-name="P18">Pre-order:<text:tab/><text:span text:style-name="T17">root-left-right</text:span></text:p>
        </text:list-item>
        <text:list-item>
          <text:p text:style-name="P18">Post-order:<text:tab/><text:span text:style-name="T16">left-right-root</text:span></text:p>
        </text:list-item>
      </text:list>
      <text:p text:style-name="P15"/>
      <text:p text:style-name="P15">Binary Heap:<text:span text:style-name="T14"> </text:span><text:span text:style-name="T15">complete binary tree</text:span></text:p>
      <text:list xml:id="list2949024242718127985" text:style-name="L11">
        <text:list-item>
          <text:p text:style-name="P26"><text:span text:style-name="T6">M</text:span><text:span text:style-name="T2">in heap: </text:span><text:span text:style-name="T7">each node smaller than its children</text:span></text:p>
        </text:list-item>
        <text:list-item>
          <text:p text:style-name="P26"><text:span text:style-name="T2">Max Heap: </text:span><text:span text:style-name="T7">each node larger than its children</text:span></text:p>
        </text:list-item>
      </text:list>
      <text:list xml:id="list2651394317568011879" text:style-name="L12">
        <text:list-item>
          <text:p text:style-name="P28"><text:span text:style-name="T7">t</text:span><text:span text:style-name="T2">wo operations: insert, extract min/max</text:span></text:p>
        </text:list-item>
        <text:list-item>
          <text:p text:style-name="P30"><text:span text:style-name="T2">insert: O(log n)</text:span></text:p>
        </text:list-item>
        <text:list-item>
          <text:p text:style-name="P31"><text:span text:style-name="T2">extract: O(log n)</text:span></text:p>
        </text:list-item>
      </text:list>
      <text:p text:style-name="P25"><text:span text:style-name="T9">Tries</text:span><text:span text:style-name="T2">(Prefix tree)</text:span></text:p>
      <text:p text:style-name="P29"><text:span text:style-name="T2"><text:tab/><text:tab/></text:span></text:p>
      <text:p text:style-name="P27"><text:span text:style-name="T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stem-ui" svg:font-family="system-u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0:46:04.133699788</meta:creation-date>
    <dc:date>2018-07-27T21:09:51.912347964</dc:date>
    <meta:editing-duration>P1DT12H8M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89" meta:character-count="1526" meta:non-whitespace-character-count="1287"/>
  </office:meta>
</office:document-meta>
</file>